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88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5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 style:data-style-name="N5002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5002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0" style:family="table-cell" style:parent-style-name="Default" style:data-style-name="N5002">
      <style:table-cell-properties style:text-align-source="fix" style:repeat-content="false" fo:border="0.002cm solid #000000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Binarios" table:style-name="ta1" table:print="false">
        <table:table-column table:style-name="co1" table:default-cell-style-name="ce3"/>
        <table:table-column table:style-name="co2" table:default-cell-style-name="ce3"/>
        <table:table-column table:style-name="co2" table:number-columns-repeated="3" table:default-cell-style-name="Default"/>
        <table:table-column table:style-name="co2" table:number-columns-repeated="2" table:default-cell-style-name="ce3"/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>
            <text:p>Tamaño resultante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>
            <text:p>Archivo</text:p>
          </table:table-cell>
          <table:table-cell table:style-name="ce1" office:value-type="string">
            <text:p>Tamaño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  <table:table-cell table:number-columns-repeated="2" office:value-type="string">
            <text:p>Orden</text:p>
          </table:table-cell>
        </table:table-row>
        <table:table-row table:style-name="ro1">
          <table:table-cell table:style-name="ce2"/>
          <table:table-cell table:style-name="ce2" office:value-type="string">
            <text:p>original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forme_entrega.odt</text:p>
          </table:table-cell>
          <table:table-cell office:value-type="float" office:value="18883">
            <text:p>18883</text:p>
          </table:table-cell>
          <table:table-cell table:style-name="ce3" office:value-type="float" office:value="18969">
            <text:p>18969</text:p>
          </table:table-cell>
          <table:table-cell table:style-name="ce3" office:value-type="float" office:value="18536">
            <text:p>18536</text:p>
          </table:table-cell>
          <table:table-cell table:style-name="ce3" office:value-type="float" office:value="18427">
            <text:p>18427</text:p>
          </table:table-cell>
          <table:table-cell office:value-type="float" office:value="18425">
            <text:p>18425</text:p>
          </table:table-cell>
          <table:table-cell office:value-type="float" office:value="18436">
            <text:p>18436</text:p>
          </table:table-cell>
        </table:table-row>
        <table:table-row table:style-name="ro1">
          <table:table-cell office:value-type="string">
            <text:p>informe.odt</text:p>
          </table:table-cell>
          <table:table-cell office:value-type="float" office:value="82651">
            <text:p>82651</text:p>
          </table:table-cell>
          <table:table-cell table:style-name="ce3" office:value-type="float" office:value="81807">
            <text:p>81807</text:p>
          </table:table-cell>
          <table:table-cell table:style-name="ce3" office:value-type="float" office:value="80951">
            <text:p>80951</text:p>
          </table:table-cell>
          <table:table-cell table:style-name="ce3" office:value-type="float" office:value="80618">
            <text:p>80618</text:p>
          </table:table-cell>
          <table:table-cell office:value-type="float" office:value="80661">
            <text:p>80661</text:p>
          </table:table-cell>
          <table:table-cell office:value-type="float" office:value="80715">
            <text:p>80715</text:p>
          </table:table-cell>
        </table:table-row>
        <table:table-row table:style-name="ro1">
          <table:table-cell office:value-type="string">
            <text:p>ul.png</text:p>
          </table:table-cell>
          <table:table-cell office:value-type="float" office:value="5503">
            <text:p>5503</text:p>
          </table:table-cell>
          <table:table-cell table:style-name="ce3" office:value-type="float" office:value="5592">
            <text:p>5592</text:p>
          </table:table-cell>
          <table:table-cell table:style-name="ce3" office:value-type="float" office:value="5590">
            <text:p>5590</text:p>
          </table:table-cell>
          <table:table-cell table:style-name="ce3" office:value-type="float" office:value="5590">
            <text:p>5590</text:p>
          </table:table-cell>
          <table:table-cell office:value-type="float" office:value="5589">
            <text:p>5589</text:p>
          </table:table-cell>
          <table:table-cell office:value-type="float" office:value="5590">
            <text:p>5590</text:p>
          </table:table-cell>
        </table:table-row>
        <table:table-row table:style-name="ro1">
          <table:table-cell office:value-type="string">
            <text:p>if_they_only_knew.mp3</text:p>
          </table:table-cell>
          <table:table-cell office:value-type="float" office:value="780447">
            <text:p>780447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3" office:value-type="float" office:value="863792">
            <text:p>863792</text:p>
          </table:table-cell>
          <table:table-cell office:value-type="float" office:value="864433">
            <text:p>864433</text:p>
          </table:table-cell>
          <table:table-cell office:value-type="float" office:value="864747">
            <text:p>864747</text:p>
          </table:table-cell>
        </table:table-row>
        <table:table-row table:style-name="ro1">
          <table:table-cell office:value-type="string">
            <text:p>livin_in_the_city.mp3</text:p>
          </table:table-cell>
          <table:table-cell office:value-type="float" office:value="2022214">
            <text:p>2022214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3" office:value-type="float" office:value="2215555">
            <text:p>2215555</text:p>
          </table:table-cell>
          <table:table-cell office:value-type="float" office:value="2216176">
            <text:p>2216176</text:p>
          </table:table-cell>
          <table:table-cell office:value-type="float" office:value="2216545">
            <text:p>2216545</text:p>
          </table:table-cell>
        </table:table-row>
        <table:table-row table:style-name="ro1">
          <table:table-cell office:value-type="string">
            <text:p>Bjor_Isobel_Portishead_remix.mp3</text:p>
          </table:table-cell>
          <table:table-cell office:value-type="float" office:value="5900128">
            <text:p>5900128</text:p>
          </table:table-cell>
          <table:table-cell table:style-name="ce3" office:value-type="float" office:value="5832492">
            <text:p>5832492</text:p>
          </table:table-cell>
          <table:table-cell table:style-name="ce3" office:value-type="float" office:value="6162371">
            <text:p>6162371</text:p>
          </table:table-cell>
          <table:table-cell table:style-name="ce3" office:value-type="float" office:value="6277130">
            <text:p>6277130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6"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>
            <text:p>Bits x Byte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>
            <text:p>Archivo</text:p>
          </table:table-cell>
          <table:table-cell table:style-name="ce1" office:value-type="string">
            <text:p>Tamaño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  <table:table-cell table:number-columns-repeated="2" office:value-type="string">
            <text:p>Orden</text:p>
          </table:table-cell>
        </table:table-row>
        <table:table-row table:style-name="ro1">
          <table:table-cell table:style-name="ce2"/>
          <table:table-cell table:style-name="ce2" office:value-type="string">
            <text:p>original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forme_entrega.odt</text:p>
          </table:table-cell>
          <table:table-cell office:value-type="float" office:value="18883">
            <text:p>18883</text:p>
          </table:table-cell>
          <table:table-cell table:style-name="ce5" table:formula="of:=+[.C6]*8/[.$B17]" office:value-type="float" office:value="8.03643488852407">
            <text:p>8.04</text:p>
          </table:table-cell>
          <table:table-cell table:style-name="ce5" table:formula="of:=+[.D6]*8/[.$B17]" office:value-type="float" office:value="7.85298946142033">
            <text:p>7.85</text:p>
          </table:table-cell>
          <table:table-cell table:style-name="ce5" table:formula="of:=+[.E6]*8/[.$B17]" office:value-type="float" office:value="7.80681035852354">
            <text:p>7.81</text:p>
          </table:table-cell>
          <table:table-cell table:style-name="ce5" table:formula="of:=+[.F6]*8/[.$B17]" office:value-type="float" office:value="7.80596303553461">
            <text:p>7.81</text:p>
          </table:table-cell>
          <table:table-cell table:style-name="ce5" table:formula="of:=+[.G6]*8/[.$B17]" office:value-type="float" office:value="7.81062331197373">
            <text:p>7.81</text:p>
          </table:table-cell>
        </table:table-row>
        <table:table-row table:style-name="ro1">
          <table:table-cell office:value-type="string">
            <text:p>informe.odt</text:p>
          </table:table-cell>
          <table:table-cell office:value-type="float" office:value="82651">
            <text:p>82651</text:p>
          </table:table-cell>
          <table:table-cell table:style-name="ce5" table:formula="of:=+[.C7]*8/[.$B18]" office:value-type="float" office:value="7.9183070985227">
            <text:p>7.92</text:p>
          </table:table-cell>
          <table:table-cell table:style-name="ce5" table:formula="of:=+[.D7]*8/[.$B18]" office:value-type="float" office:value="7.83545268659786">
            <text:p>7.84</text:p>
          </table:table-cell>
          <table:table-cell table:style-name="ce5" table:formula="of:=+[.E7]*8/[.$B18]" office:value-type="float" office:value="7.8032207716785">
            <text:p>7.80</text:p>
          </table:table-cell>
          <table:table-cell table:style-name="ce5" table:formula="of:=+[.F7]*8/[.$B18]" office:value-type="float" office:value="7.8073828507822">
            <text:p>7.81</text:p>
          </table:table-cell>
          <table:table-cell table:style-name="ce5" table:formula="of:=+[.G7]*8/[.$B18]" office:value-type="float" office:value="7.81260964779615">
            <text:p>7.81</text:p>
          </table:table-cell>
        </table:table-row>
        <table:table-row table:style-name="ro1">
          <table:table-cell office:value-type="string">
            <text:p>ul.png</text:p>
          </table:table-cell>
          <table:table-cell office:value-type="float" office:value="5503">
            <text:p>5503</text:p>
          </table:table-cell>
          <table:table-cell table:style-name="ce5" table:formula="of:=+[.C8]*8/[.$B19]" office:value-type="float" office:value="8.1293839723787">
            <text:p>8.13</text:p>
          </table:table-cell>
          <table:table-cell table:style-name="ce5" table:formula="of:=+[.D8]*8/[.$B19]" office:value-type="float" office:value="8.12647646738143">
            <text:p>8.13</text:p>
          </table:table-cell>
          <table:table-cell table:style-name="ce5" table:formula="of:=+[.E8]*8/[.$B19]" office:value-type="float" office:value="8.12647646738143">
            <text:p>8.13</text:p>
          </table:table-cell>
          <table:table-cell table:style-name="ce5" table:formula="of:=+[.F8]*8/[.$B19]" office:value-type="float" office:value="8.12502271488279">
            <text:p>8.13</text:p>
          </table:table-cell>
          <table:table-cell table:style-name="ce5" table:formula="of:=+[.G8]*8/[.$B19]" office:value-type="float" office:value="8.12647646738143">
            <text:p>8.13</text:p>
          </table:table-cell>
        </table:table-row>
        <table:table-row table:style-name="ro1">
          <table:table-cell office:value-type="string">
            <text:p>if_they_only_knew.mp3</text:p>
          </table:table-cell>
          <table:table-cell office:value-type="float" office:value="780447">
            <text:p>780447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5" table:formula="of:=+[.E9]*8/[.$B20]" office:value-type="float" office:value="8.85433091548818">
            <text:p>8.85</text:p>
          </table:table-cell>
          <table:table-cell table:style-name="ce5" table:formula="of:=+[.F9]*8/[.$B20]" office:value-type="float" office:value="8.86090150900702">
            <text:p>8.86</text:p>
          </table:table-cell>
          <table:table-cell table:style-name="ce5" table:formula="of:=+[.G9]*8/[.$B20]" office:value-type="float" office:value="8.86412017728302">
            <text:p>8.86</text:p>
          </table:table-cell>
        </table:table-row>
        <table:table-row table:style-name="ro1">
          <table:table-cell office:value-type="string">
            <text:p>livin_in_the_city.mp3</text:p>
          </table:table-cell>
          <table:table-cell office:value-type="float" office:value="2022214">
            <text:p>2022214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5" table:formula="of:=+[.E10]*8/[.$B21]" office:value-type="float" office:value="8.76486860441081">
            <text:p>8.76</text:p>
          </table:table-cell>
          <table:table-cell table:style-name="ce5" table:formula="of:=+[.F10]*8/[.$B21]" office:value-type="float" office:value="8.76732531769635">
            <text:p>8.77</text:p>
          </table:table-cell>
          <table:table-cell table:style-name="ce5" table:formula="of:=+[.G10]*8/[.$B21]" office:value-type="float" office:value="8.76878510385152">
            <text:p>8.77</text:p>
          </table:table-cell>
        </table:table-row>
        <table:table-row table:style-name="ro1">
          <table:table-cell office:value-type="string">
            <text:p>Bjor_Isobel_Portishead_remix.mp3</text:p>
          </table:table-cell>
          <table:table-cell office:value-type="float" office:value="5900128">
            <text:p>5900128</text:p>
          </table:table-cell>
          <table:table-cell table:style-name="ce5" table:formula="of:=+[.C11]*8/[.$B22]" office:value-type="float" office:value="7.90829215908536">
            <text:p>7.91</text:p>
          </table:table-cell>
          <table:table-cell table:style-name="ce5" table:formula="of:=+[.D11]*8/[.$B22]" office:value-type="float" office:value="8.35557601462206">
            <text:p>8.36</text:p>
          </table:table-cell>
          <table:table-cell table:style-name="ce5" table:formula="of:=+[.E11]*8/[.$B22]" office:value-type="float" office:value="8.51117806257763">
            <text:p>8.51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2"/>
          <table:table-cell table:number-columns-repeated="3"/>
          <table:table-cell table:style-name="ce6"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>
            <text:p>Tiempo empleado</text:p>
          </table:table-cell>
          <table:table-cell/>
          <table:table-cell table:style-name="ce6" table:number-columns-repeated="2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>
            <text:p>Archivo</text:p>
          </table:table-cell>
          <table:table-cell table:style-name="ce1" office:value-type="string">
            <text:p>Tamaño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  <table:table-cell table:number-columns-repeated="2" office:value-type="string">
            <text:p>Orden</text:p>
          </table:table-cell>
        </table:table-row>
        <table:table-row table:style-name="ro1">
          <table:table-cell table:style-name="ce2"/>
          <table:table-cell table:style-name="ce2" office:value-type="string">
            <text:p>original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forme_entrega.odt</text:p>
          </table:table-cell>
          <table:table-cell office:value-type="float" office:value="18883">
            <text:p>18883</text:p>
          </table:table-cell>
          <table:table-cell table:style-name="ce5" office:value-type="float" office:value="0.98">
            <text:p>0.98</text:p>
          </table:table-cell>
          <table:table-cell table:style-name="ce5" office:value-type="float" office:value="1">
            <text:p>1.00</text:p>
          </table:table-cell>
          <table:table-cell table:style-name="ce5" office:value-type="float" office:value="1.06">
            <text:p>1.06</text:p>
          </table:table-cell>
          <table:table-cell table:style-name="ce5" office:value-type="float" office:value="1.09">
            <text:p>1.09</text:p>
          </table:table-cell>
          <table:table-cell table:style-name="ce5" office:value-type="float" office:value="1.15">
            <text:p>1.15</text:p>
          </table:table-cell>
        </table:table-row>
        <table:table-row table:style-name="ro1">
          <table:table-cell office:value-type="string">
            <text:p>informe.odt</text:p>
          </table:table-cell>
          <table:table-cell office:value-type="float" office:value="82651">
            <text:p>82651</text:p>
          </table:table-cell>
          <table:table-cell table:style-name="ce5" office:value-type="float" office:value="4.21">
            <text:p>4.21</text:p>
          </table:table-cell>
          <table:table-cell table:style-name="ce5" office:value-type="float" office:value="4.2">
            <text:p>4.20</text:p>
          </table:table-cell>
          <table:table-cell table:style-name="ce5" office:value-type="float" office:value="4.54">
            <text:p>4.54</text:p>
          </table:table-cell>
          <table:table-cell table:style-name="ce5" office:value-type="float" office:value="4.75">
            <text:p>4.75</text:p>
          </table:table-cell>
          <table:table-cell table:style-name="ce5" office:value-type="float" office:value="5.1">
            <text:p>5.10</text:p>
          </table:table-cell>
        </table:table-row>
        <table:table-row table:style-name="ro1">
          <table:table-cell office:value-type="string">
            <text:p>ul.png</text:p>
          </table:table-cell>
          <table:table-cell office:value-type="float" office:value="5503">
            <text:p>5503</text:p>
          </table:table-cell>
          <table:table-cell table:style-name="ce5" office:value-type="float" office:value="0.32">
            <text:p>0.32</text:p>
          </table:table-cell>
          <table:table-cell table:style-name="ce5" office:value-type="float" office:value="0.28">
            <text:p>0.28</text:p>
          </table:table-cell>
          <table:table-cell table:style-name="ce5" office:value-type="float" office:value="0.29">
            <text:p>0.29</text:p>
          </table:table-cell>
          <table:table-cell table:style-name="ce5" office:value-type="float" office:value="0.3">
            <text:p>0.30</text:p>
          </table:table-cell>
          <table:table-cell table:style-name="ce5" office:value-type="float" office:value="0.31">
            <text:p>0.31</text:p>
          </table:table-cell>
        </table:table-row>
        <table:table-row table:style-name="ro1">
          <table:table-cell office:value-type="string">
            <text:p>if_they_only_knew.mp3</text:p>
          </table:table-cell>
          <table:table-cell office:value-type="float" office:value="780447">
            <text:p>780447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5" office:value-type="float" office:value="60.01">
            <text:p>60.01</text:p>
          </table:table-cell>
          <table:table-cell table:style-name="ce5" office:value-type="float" office:value="65.12">
            <text:p>65.12</text:p>
          </table:table-cell>
          <table:table-cell table:style-name="ce5" office:value-type="float" office:value="69.9">
            <text:p>69.90</text:p>
          </table:table-cell>
        </table:table-row>
        <table:table-row table:style-name="ro1">
          <table:table-cell office:value-type="string">
            <text:p>livin_in_the_city.mp3</text:p>
          </table:table-cell>
          <table:table-cell office:value-type="float" office:value="2022214">
            <text:p>2022214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5" office:value-type="float" office:value="164">
            <text:p>164.00</text:p>
          </table:table-cell>
          <table:table-cell table:style-name="ce5" office:value-type="float" office:value="178.17">
            <text:p>178.17</text:p>
          </table:table-cell>
          <table:table-cell table:style-name="ce5" office:value-type="float" office:value="399.81">
            <text:p>399.81</text:p>
          </table:table-cell>
        </table:table-row>
        <table:table-row table:style-name="ro1">
          <table:table-cell office:value-type="string">
            <text:p>Bjor_Isobel_Portishead_remix.mp3</text:p>
          </table:table-cell>
          <table:table-cell office:value-type="float" office:value="5900128">
            <text:p>5900128</text:p>
          </table:table-cell>
          <table:table-cell table:style-name="ce5" office:value-type="float" office:value="444.25">
            <text:p>444.25</text:p>
          </table:table-cell>
          <table:table-cell table:style-name="ce5" office:value-type="float" office:value="449.45">
            <text:p>449.45</text:p>
          </table:table-cell>
          <table:table-cell table:style-name="ce5" office:value-type="float" office:value="489.14">
            <text:p>489.14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</table:table-row>
      </table:table>
      <table:table table:name="Texto" table:style-name="ta1" table:print="false">
        <table:table-column table:style-name="co3" table:default-cell-style-name="ce3"/>
        <table:table-column table:style-name="co2" table:default-cell-style-name="ce3"/>
        <table:table-column table:style-name="co2" table:number-columns-repeated="3" table:default-cell-style-name="Default"/>
        <table:table-column table:style-name="co2" table:default-cell-style-name="ce5"/>
        <table:table-column table:style-name="co2" table:default-cell-style-name="ce3"/>
        <table:table-column table:style-name="co2" table:number-columns-repeated="2" table:default-cell-style-name="ce7"/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/>
          <table:table-cell office:value-type="string">
            <text:p>Tamaño resultante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1" office:value-type="string">
            <text:p>Archivo</text:p>
          </table:table-cell>
          <table:table-cell table:style-name="ce1" office:value-type="string">
            <text:p>Tamaño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  <table:table-cell office:value-type="string">
            <text:p>Orden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</table:table-row>
        <table:table-row table:style-name="ro1">
          <table:table-cell table:style-name="ce2"/>
          <table:table-cell table:style-name="ce2" office:value-type="string">
            <text:p>original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</table:table-row>
        <table:table-row table:style-name="ro1">
          <table:table-cell office:value-type="string">
            <text:p>run.sh</text:p>
          </table:table-cell>
          <table:table-cell office:value-type="float" office:value="678">
            <text:p>678</text:p>
          </table:table-cell>
          <table:table-cell table:style-name="ce3" office:value-type="float" office:value="362">
            <text:p>362</text:p>
          </table:table-cell>
          <table:table-cell table:style-name="ce3" office:value-type="float" office:value="310">
            <text:p>310</text:p>
          </table:table-cell>
          <table:table-cell table:style-name="ce3" office:value-type="float" office:value="308">
            <text:p>308</text:p>
          </table:table-cell>
          <table:table-cell table:style-name="ce3" office:value-type="float" office:value="309">
            <text:p>309</text:p>
          </table:table-cell>
          <table:table-cell office:value-type="float" office:value="311">
            <text:p>311</text:p>
          </table:table-cell>
          <table:table-cell table:style-name="ce3" office:value-type="float" office:value="312">
            <text:p>312</text:p>
          </table:table-cell>
          <table:table-cell table:style-name="ce3" office:value-type="float" office:value="313">
            <text:p>313</text:p>
          </table:table-cell>
        </table:table-row>
        <table:table-row table:style-name="ro1">
          <table:table-cell office:value-type="string">
            <text:p>ArithmeticCompressor.cpp</text:p>
          </table:table-cell>
          <table:table-cell office:value-type="float" office:value="2654">
            <text:p>2654</text:p>
          </table:table-cell>
          <table:table-cell table:style-name="ce3" office:value-type="float" office:value="1155">
            <text:p>1155</text:p>
          </table:table-cell>
          <table:table-cell table:style-name="ce3" office:value-type="float" office:value="834">
            <text:p>834</text:p>
          </table:table-cell>
          <table:table-cell table:style-name="ce3" office:value-type="float" office:value="787">
            <text:p>787</text:p>
          </table:table-cell>
          <table:table-cell table:style-name="ce3" office:value-type="float" office:value="787">
            <text:p>787</text:p>
          </table:table-cell>
          <table:table-cell office:value-type="float" office:value="792">
            <text:p>792</text:p>
          </table:table-cell>
          <table:table-cell table:style-name="ce3" office:value-type="float" office:value="801">
            <text:p>801</text:p>
          </table:table-cell>
          <table:table-cell table:style-name="ce3" office:value-type="float" office:value="805">
            <text:p>805</text:p>
          </table:table-cell>
        </table:table-row>
        <table:table-row table:style-name="ro1">
          <table:table-cell office:value-type="string">
            <text:p>PPMCUncompressor.cpp</text:p>
          </table:table-cell>
          <table:table-cell office:value-type="float" office:value="6765">
            <text:p>6765</text:p>
          </table:table-cell>
          <table:table-cell table:style-name="ce3" office:value-type="float" office:value="3032">
            <text:p>3032</text:p>
          </table:table-cell>
          <table:table-cell table:style-name="ce3" office:value-type="float" office:value="2156">
            <text:p>2156</text:p>
          </table:table-cell>
          <table:table-cell table:style-name="ce3" office:value-type="float" office:value="1888">
            <text:p>1888</text:p>
          </table:table-cell>
          <table:table-cell table:style-name="ce3" office:value-type="float" office:value="1849">
            <text:p>1849</text:p>
          </table:table-cell>
          <table:table-cell office:value-type="float" office:value="1865">
            <text:p>1865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890">
            <text:p>1890</text:p>
          </table:table-cell>
        </table:table-row>
        <table:table-row table:style-name="ro1">
          <table:table-cell office:value-type="string">
            <text:p>dist.male.first</text:p>
          </table:table-cell>
          <table:table-cell office:value-type="float" office:value="42665">
            <text:p>42665</text:p>
          </table:table-cell>
          <table:table-cell table:style-name="ce3" office:value-type="float" office:value="13963">
            <text:p>13963</text:p>
          </table:table-cell>
          <table:table-cell table:style-name="ce3" office:value-type="float" office:value="12366">
            <text:p>12366</text:p>
          </table:table-cell>
          <table:table-cell table:style-name="ce3" office:value-type="float" office:value="11820">
            <text:p>11820</text:p>
          </table:table-cell>
          <table:table-cell table:style-name="ce9" office:value-type="float" office:value="11521">
            <text:p>11521</text:p>
          </table:table-cell>
          <table:table-cell table:style-name="ce9" office:value-type="float" office:value="11143">
            <text:p>11143</text:p>
          </table:table-cell>
          <table:table-cell table:style-name="ce9" office:value-type="float" office:value="11074">
            <text:p>11074</text:p>
          </table:table-cell>
          <table:table-cell table:style-name="ce9" office:value-type="float" office:value="11208">
            <text:p>11208</text:p>
          </table:table-cell>
        </table:table-row>
        <table:table-row table:style-name="ro1">
          <table:table-cell office:value-type="string">
            <text:p>dist.female.first</text:p>
          </table:table-cell>
          <table:table-cell office:value-type="float" office:value="149625">
            <text:p>149625</text:p>
          </table:table-cell>
          <table:table-cell table:style-name="ce3" office:value-type="float" office:value="48061">
            <text:p>48061</text:p>
          </table:table-cell>
          <table:table-cell table:style-name="ce3" office:value-type="float" office:value="40410">
            <text:p>40410</text:p>
          </table:table-cell>
          <table:table-cell table:style-name="ce3" office:value-type="float" office:value="36672">
            <text:p>36672</text:p>
          </table:table-cell>
          <table:table-cell table:style-name="ce3" office:value-type="float" office:value="34629">
            <text:p>34629</text:p>
          </table:table-cell>
          <table:table-cell office:value-type="float" office:value="34450">
            <text:p>34450</text:p>
          </table:table-cell>
          <table:table-cell table:style-name="ce3" office:value-type="float" office:value="34193">
            <text:p>34193</text:p>
          </table:table-cell>
          <table:table-cell table:style-name="ce3" office:value-type="float" office:value="34670">
            <text:p>34670</text:p>
          </table:table-cell>
        </table:table-row>
        <table:table-row table:style-name="ro1">
          <table:table-cell office:value-type="string">
            <text:p>dist.all.last</text:p>
          </table:table-cell>
          <table:table-cell office:value-type="float" office:value="3107965">
            <text:p>3107965</text:p>
          </table:table-cell>
          <table:table-cell table:style-name="ce3" office:value-type="float" office:value="1072295">
            <text:p>1072295</text:p>
          </table:table-cell>
          <table:table-cell table:style-name="ce3" office:value-type="float" office:value="892719">
            <text:p>892719</text:p>
          </table:table-cell>
          <table:table-cell table:style-name="ce3" office:value-type="float" office:value="782135">
            <text:p>782135</text:p>
          </table:table-cell>
          <table:table-cell table:style-name="ce3" office:value-type="float" office:value="730863">
            <text:p>730863</text:p>
          </table:table-cell>
          <table:table-cell office:value-type="float" office:value="741470">
            <text:p>741470</text:p>
          </table:table-cell>
          <table:table-cell table:style-name="ce3" office:value-type="float" office:value="708691">
            <text:p>708691</text:p>
          </table:table-cell>
          <table:table-cell table:style-name="ce3" office:value-type="float" office:value="694946">
            <text:p>694946</text:p>
          </table:table-cell>
        </table:table-row>
        <table:table-row table:style-name="ro1">
          <table:table-cell office:value-type="string">
            <text:p>linux-1.0.tar</text:p>
          </table:table-cell>
          <table:table-cell office:value-type="float" office:value="5171200">
            <text:p>5171200</text:p>
          </table:table-cell>
          <table:table-cell table:style-name="ce3" office:value-type="float" office:value="2405802">
            <text:p>2405802</text:p>
          </table:table-cell>
          <table:table-cell table:style-name="ce3" office:value-type="float" office:value="1757355">
            <text:p>1757355</text:p>
          </table:table-cell>
          <table:table-cell table:style-name="ce3" office:value-type="float" office:value="1311080">
            <text:p>1311080</text:p>
          </table:table-cell>
          <table:table-cell table:style-name="ce3" office:value-type="float" office:value="1119451">
            <text:p>1119451</text:p>
          </table:table-cell>
          <table:table-cell office:value-type="float" office:value="1043283">
            <text:p>1043283</text:p>
          </table:table-cell>
          <table:table-cell table:style-name="ce3" office:value-type="float" office:value="1010855">
            <text:p>1010855</text:p>
          </table:table-cell>
          <table:table-cell table:style-name="ce3" office:value-type="float" office:value="997637">
            <text:p>997637</text:p>
          </table:table-cell>
        </table:table-row>
        <table:table-row table:style-name="ro1">
          <table:table-cell office:value-type="string">
            <text:p>linux-1.3.100.tar</text:p>
          </table:table-cell>
          <table:table-cell office:value-type="float" office:value="22958080">
            <text:p>22958080</text:p>
          </table:table-cell>
          <table:table-cell table:style-name="ce3" office:value-type="float" office:value="11064520">
            <text:p>11064520</text:p>
          </table:table-cell>
          <table:table-cell table:style-name="ce3" office:value-type="float" office:value="8267125">
            <text:p>8267125</text:p>
          </table:table-cell>
          <table:table-cell table:style-name="ce3" office:value-type="float" office:value="6231376">
            <text:p>6231376</text:p>
          </table:table-cell>
          <table:table-cell table:style-name="ce9" office:value-type="float" office:value="5238025">
            <text:p>5238025</text:p>
          </table:table-cell>
          <table:table-cell table:style-name="ce9" office:value-type="float" office:value="4765490">
            <text:p>4765490</text:p>
          </table:table-cell>
          <table:table-cell table:style-name="ce9" office:value-type="float" office:value="4528908">
            <text:p>4528908</text:p>
          </table:table-cell>
          <table:table-cell table:style-name="ce4" office:value-type="string">
            <text:p>--</text:p>
          </table:table-cell>
        </table:table-row>
        <table:table-row table:style-name="ro1">
          <table:table-cell office:value-type="string">
            <text:p>linux-2.1.132.tar</text:p>
          </table:table-cell>
          <table:table-cell office:value-type="float" office:value="54702080">
            <text:p>54702080</text:p>
          </table:table-cell>
          <table:table-cell table:style-name="ce3" office:value-type="float" office:value="26579846">
            <text:p>26579846</text:p>
          </table:table-cell>
          <table:table-cell table:style-name="ce3" office:value-type="float" office:value="19989696">
            <text:p>19989696</text:p>
          </table:table-cell>
          <table:table-cell table:style-name="ce3" office:value-type="float" office:value="15098254">
            <text:p>15098254</text:p>
          </table:table-cell>
          <table:table-cell table:style-name="ce3" office:value-type="float" office:value="12528081">
            <text:p>12528081</text:p>
          </table:table-cell>
          <table:table-cell office:value-type="float" office:value="11218915">
            <text:p>11218915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</table:table-row>
        <table:table-row table:style-name="ro1">
          <table:table-cell office:value-type="string">
            <text:p>linux-2.2.26.tar</text:p>
          </table:table-cell>
          <table:table-cell office:value-type="float" office:value="85882880">
            <text:p>85882880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style-name="ce3" office:value-type="float" office:value="19834538">
            <text:p>19834538</text:p>
          </table:table-cell>
          <table:table-cell office:value-type="float" office:value="17673306">
            <text:p>17673306</text:p>
          </table:table-cell>
          <table:table-cell table:number-columns-repeated="2" office:value-type="string">
            <text:p>--</text:p>
          </table:table-cell>
        </table:table-row>
        <table:table-row table:style-name="ro1">
          <table:table-cell office:value-type="string">
            <text:p>linux-2.4.37.tar</text:p>
          </table:table-cell>
          <table:table-cell office:value-type="float" office:value="175319040">
            <text:p>175319040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style-name="ce3" office:value-type="float" office:value="40956625">
            <text:p>40956625</text:p>
          </table:table-cell>
          <table:table-cell table:style-name="ce7" office:value-type="string">
            <text:p>--</text:p>
          </table:table-cell>
          <table:table-cell table:number-columns-repeated="2" office:value-type="string">
            <text:p>--</text:p>
          </table:table-cell>
        </table:table-row>
        <table:table-row table:style-name="ro1">
          <table:table-cell office:value-type="string">
            <text:p>linux-2.6.34.tar</text:p>
          </table:table-cell>
          <table:table-cell office:value-type="float" office:value="404766720">
            <text:p>404766720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style-name="ce9" office:value-type="float" office:value="95414624">
            <text:p>95414624</text:p>
          </table:table-cell>
          <table:table-cell table:style-name="ce7" office:value-type="string">
            <text:p>--</text:p>
          </table:table-cell>
          <table:table-cell table:number-columns-repeated="2" office:value-type="string">
            <text:p>--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3"/>
          <table:table-cell table:style-name="ce6"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>
            <text:p>Bits x Byte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1" office:value-type="string">
            <text:p>Archivo</text:p>
          </table:table-cell>
          <table:table-cell table:style-name="ce1" office:value-type="string">
            <text:p>Tamaño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  <table:table-cell office:value-type="string">
            <text:p>Orden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</table:table-row>
        <table:table-row table:style-name="ro1">
          <table:table-cell table:style-name="ce2"/>
          <table:table-cell table:style-name="ce2" office:value-type="string">
            <text:p>original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</table:table-row>
        <table:table-row table:style-name="ro1">
          <table:table-cell office:value-type="string">
            <text:p>run.sh</text:p>
          </table:table-cell>
          <table:table-cell office:value-type="float" office:value="678">
            <text:p>678</text:p>
          </table:table-cell>
          <table:table-cell table:style-name="ce5" table:formula="of:=+[.C6]*8/[.$B25]" office:value-type="float" office:value="4.27138643067847">
            <text:p>4.27</text:p>
          </table:table-cell>
          <table:table-cell table:style-name="ce5" table:formula="of:=+[.D6]*8/[.$B25]" office:value-type="float" office:value="3.65781710914454">
            <text:p>3.66</text:p>
          </table:table-cell>
          <table:table-cell table:style-name="ce5" table:formula="of:=+[.E6]*8/[.$B25]" office:value-type="float" office:value="3.63421828908555">
            <text:p>3.63</text:p>
          </table:table-cell>
          <table:table-cell table:formula="of:=+[.F6]*8/[.$B25]" office:value-type="float" office:value="3.64601769911504">
            <text:p>3.65</text:p>
          </table:table-cell>
          <table:table-cell table:style-name="ce5" table:formula="of:=+[.G6]*8/[.$B25]" office:value-type="float" office:value="3.66961651917404">
            <text:p>3.67</text:p>
          </table:table-cell>
          <table:table-cell table:style-name="ce5" table:formula="of:=+[.H6]*8/[.$B25]" office:value-type="float" office:value="3.68141592920354">
            <text:p>3.68</text:p>
          </table:table-cell>
          <table:table-cell table:style-name="ce5" table:formula="of:=+[.I6]*8/[.$B25]" office:value-type="float" office:value="3.69321533923304">
            <text:p>3.69</text:p>
          </table:table-cell>
        </table:table-row>
        <table:table-row table:style-name="ro1">
          <table:table-cell office:value-type="string">
            <text:p>ArithmeticCompressor.cpp</text:p>
          </table:table-cell>
          <table:table-cell office:value-type="float" office:value="2654">
            <text:p>2654</text:p>
          </table:table-cell>
          <table:table-cell table:style-name="ce5" table:formula="of:=+[.C7]*8/[.$B26]" office:value-type="float" office:value="3.48153730218538">
            <text:p>3.48</text:p>
          </table:table-cell>
          <table:table-cell table:style-name="ce5" table:formula="of:=+[.D7]*8/[.$B26]" office:value-type="float" office:value="2.51394122079879">
            <text:p>2.51</text:p>
          </table:table-cell>
          <table:table-cell table:style-name="ce5" table:formula="of:=+[.E7]*8/[.$B26]" office:value-type="float" office:value="2.37226827430294">
            <text:p>2.37</text:p>
          </table:table-cell>
          <table:table-cell table:formula="of:=+[.F7]*8/[.$B26]" office:value-type="float" office:value="2.37226827430294">
            <text:p>2.37</text:p>
          </table:table-cell>
          <table:table-cell table:style-name="ce5" table:formula="of:=+[.G7]*8/[.$B26]" office:value-type="float" office:value="2.38733986435569">
            <text:p>2.39</text:p>
          </table:table-cell>
          <table:table-cell table:style-name="ce5" table:formula="of:=+[.H7]*8/[.$B26]" office:value-type="float" office:value="2.41446872645064">
            <text:p>2.41</text:p>
          </table:table-cell>
          <table:table-cell table:style-name="ce5" table:formula="of:=+[.I7]*8/[.$B26]" office:value-type="float" office:value="2.42652599849284">
            <text:p>2.43</text:p>
          </table:table-cell>
        </table:table-row>
        <table:table-row table:style-name="ro1">
          <table:table-cell office:value-type="string">
            <text:p>PPMCUncompressor.cpp</text:p>
          </table:table-cell>
          <table:table-cell office:value-type="float" office:value="6765">
            <text:p>6765</text:p>
          </table:table-cell>
          <table:table-cell table:style-name="ce5" table:formula="of:=+[.C8]*8/[.$B27]" office:value-type="float" office:value="3.58551367331855">
            <text:p>3.59</text:p>
          </table:table-cell>
          <table:table-cell table:style-name="ce5" table:formula="of:=+[.D8]*8/[.$B27]" office:value-type="float" office:value="2.54959349593496">
            <text:p>2.55</text:p>
          </table:table-cell>
          <table:table-cell table:style-name="ce5" table:formula="of:=+[.E8]*8/[.$B27]" office:value-type="float" office:value="2.23266814486327">
            <text:p>2.23</text:p>
          </table:table-cell>
          <table:table-cell table:formula="of:=+[.F8]*8/[.$B27]" office:value-type="float" office:value="2.18654841093865">
            <text:p>2.19</text:p>
          </table:table-cell>
          <table:table-cell table:style-name="ce5" table:formula="of:=+[.G8]*8/[.$B27]" office:value-type="float" office:value="2.20546932742055">
            <text:p>2.21</text:p>
          </table:table-cell>
          <table:table-cell table:style-name="ce5" table:formula="of:=+[.H8]*8/[.$B27]" office:value-type="float" office:value="2.21847745750185">
            <text:p>2.22</text:p>
          </table:table-cell>
          <table:table-cell table:style-name="ce5" table:formula="of:=+[.I8]*8/[.$B27]" office:value-type="float" office:value="2.2350332594235">
            <text:p>2.24</text:p>
          </table:table-cell>
        </table:table-row>
        <table:table-row table:style-name="ro1">
          <table:table-cell office:value-type="string">
            <text:p>dist.male.first</text:p>
          </table:table-cell>
          <table:table-cell office:value-type="float" office:value="42665">
            <text:p>42665</text:p>
          </table:table-cell>
          <table:table-cell table:style-name="ce5" table:formula="of:=+[.C9]*8/[.$B28]" office:value-type="float" office:value="2.61816477206141">
            <text:p>2.62</text:p>
          </table:table-cell>
          <table:table-cell table:style-name="ce5" table:formula="of:=+[.D9]*8/[.$B28]" office:value-type="float" office:value="2.31871557482714">
            <text:p>2.32</text:p>
          </table:table-cell>
          <table:table-cell table:style-name="ce5" table:formula="of:=+[.E9]*8/[.$B28]" office:value-type="float" office:value="2.21633657564749">
            <text:p>2.22</text:p>
          </table:table-cell>
          <table:table-cell table:formula="of:=+[.F9]*8/[.$B28]" office:value-type="float" office:value="2.16027188562053">
            <text:p>2.16</text:p>
          </table:table-cell>
          <table:table-cell table:style-name="ce5" table:formula="of:=+[.G9]*8/[.$B28]" office:value-type="float" office:value="2.08939411695769">
            <text:p>2.09</text:p>
          </table:table-cell>
          <table:table-cell table:style-name="ce5" table:formula="of:=+[.H9]*8/[.$B28]" office:value-type="float" office:value="2.07645611156686">
            <text:p>2.08</text:p>
          </table:table-cell>
          <table:table-cell table:style-name="ce5" table:formula="of:=+[.I9]*8/[.$B28]" office:value-type="float" office:value="2.10158209305051">
            <text:p>2.10</text:p>
          </table:table-cell>
        </table:table-row>
        <table:table-row table:style-name="ro1">
          <table:table-cell office:value-type="string">
            <text:p>dist.female.first</text:p>
          </table:table-cell>
          <table:table-cell office:value-type="float" office:value="149625">
            <text:p>149625</text:p>
          </table:table-cell>
          <table:table-cell table:style-name="ce5" table:formula="of:=+[.C10]*8/[.$B29]" office:value-type="float" office:value="2.56967752715121">
            <text:p>2.57</text:p>
          </table:table-cell>
          <table:table-cell table:style-name="ce5" table:formula="of:=+[.D10]*8/[.$B29]" office:value-type="float" office:value="2.1606015037594">
            <text:p>2.16</text:p>
          </table:table-cell>
          <table:table-cell table:style-name="ce5" table:formula="of:=+[.E10]*8/[.$B29]" office:value-type="float" office:value="1.96074185463659">
            <text:p>1.96</text:p>
          </table:table-cell>
          <table:table-cell table:formula="of:=+[.F10]*8/[.$B29]" office:value-type="float" office:value="1.85150877192982">
            <text:p>1.85</text:p>
          </table:table-cell>
          <table:table-cell table:style-name="ce5" table:formula="of:=+[.G10]*8/[.$B29]" office:value-type="float" office:value="1.84193817878028">
            <text:p>1.84</text:p>
          </table:table-cell>
          <table:table-cell table:style-name="ce5" table:formula="of:=+[.H10]*8/[.$B29]" office:value-type="float" office:value="1.82819715956558">
            <text:p>1.83</text:p>
          </table:table-cell>
          <table:table-cell table:style-name="ce5" table:formula="of:=+[.I10]*8/[.$B29]" office:value-type="float" office:value="1.85370091896408">
            <text:p>1.85</text:p>
          </table:table-cell>
        </table:table-row>
        <table:table-row table:style-name="ro1">
          <table:table-cell office:value-type="string">
            <text:p>dist.all.last</text:p>
          </table:table-cell>
          <table:table-cell office:value-type="float" office:value="3107965">
            <text:p>3107965</text:p>
          </table:table-cell>
          <table:table-cell table:style-name="ce5" table:formula="of:=+[.C11]*8/[.$B30]" office:value-type="float" office:value="2.76012117253573">
            <text:p>2.76</text:p>
          </table:table-cell>
          <table:table-cell table:style-name="ce5" table:formula="of:=+[.D11]*8/[.$B30]" office:value-type="float" office:value="2.29788688096552">
            <text:p>2.30</text:p>
          </table:table-cell>
          <table:table-cell table:style-name="ce5" table:formula="of:=+[.E11]*8/[.$B30]" office:value-type="float" office:value="2.01324017484109">
            <text:p>2.01</text:p>
          </table:table-cell>
          <table:table-cell table:formula="of:=+[.F11]*8/[.$B30]" office:value-type="float" office:value="1.88126442865348">
            <text:p>1.88</text:p>
          </table:table-cell>
          <table:table-cell table:style-name="ce5" table:formula="of:=+[.G11]*8/[.$B30]" office:value-type="float" office:value="1.90856718141935">
            <text:p>1.91</text:p>
          </table:table-cell>
          <table:table-cell table:style-name="ce5" table:formula="of:=+[.H11]*8/[.$B30]" office:value-type="float" office:value="1.82419300088643">
            <text:p>1.82</text:p>
          </table:table-cell>
          <table:table-cell table:style-name="ce5" table:formula="of:=+[.I11]*8/[.$B30]" office:value-type="float" office:value="1.78881293708263">
            <text:p>1.79</text:p>
          </table:table-cell>
        </table:table-row>
        <table:table-row table:style-name="ro1">
          <table:table-cell office:value-type="string">
            <text:p>linux-1.0.tar</text:p>
          </table:table-cell>
          <table:table-cell office:value-type="float" office:value="5171200">
            <text:p>5171200</text:p>
          </table:table-cell>
          <table:table-cell table:style-name="ce5" table:formula="of:=+[.C12]*8/[.$B31]" office:value-type="float" office:value="3.72184715346535">
            <text:p>3.72</text:p>
          </table:table-cell>
          <table:table-cell table:style-name="ce5" table:formula="of:=+[.D12]*8/[.$B31]" office:value-type="float" office:value="2.71868038366337">
            <text:p>2.72</text:p>
          </table:table-cell>
          <table:table-cell table:style-name="ce5" table:formula="of:=+[.E12]*8/[.$B31]" office:value-type="float" office:value="2.0282797029703">
            <text:p>2.03</text:p>
          </table:table-cell>
          <table:table-cell table:formula="of:=+[.F12]*8/[.$B31]" office:value-type="float" office:value="1.7318239480198">
            <text:p>1.73</text:p>
          </table:table-cell>
          <table:table-cell table:style-name="ce5" table:formula="of:=+[.G12]*8/[.$B31]" office:value-type="float" office:value="1.61398978960396">
            <text:p>1.61</text:p>
          </table:table-cell>
          <table:table-cell table:style-name="ce5" table:formula="of:=+[.H12]*8/[.$B31]" office:value-type="float" office:value="1.56382271039604">
            <text:p>1.56</text:p>
          </table:table-cell>
          <table:table-cell table:style-name="ce5" table:formula="of:=+[.I12]*8/[.$B31]" office:value-type="float" office:value="1.54337407178218">
            <text:p>1.54</text:p>
          </table:table-cell>
        </table:table-row>
        <table:table-row table:style-name="ro1">
          <table:table-cell office:value-type="string">
            <text:p>linux-1.3.100.tar</text:p>
          </table:table-cell>
          <table:table-cell office:value-type="float" office:value="22958080">
            <text:p>22958080</text:p>
          </table:table-cell>
          <table:table-cell table:style-name="ce5" table:formula="of:=+[.C13]*8/[.$B32]" office:value-type="float" office:value="3.85555586529884">
            <text:p>3.86</text:p>
          </table:table-cell>
          <table:table-cell table:style-name="ce5" table:formula="of:=+[.D13]*8/[.$B32]" office:value-type="float" office:value="2.88077225970116">
            <text:p>2.88</text:p>
          </table:table-cell>
          <table:table-cell table:style-name="ce5" table:formula="of:=+[.E13]*8/[.$B32]" office:value-type="float" office:value="2.17139272970562">
            <text:p>2.17</text:p>
          </table:table-cell>
          <table:table-cell table:formula="of:=+[.F13]*8/[.$B32]" office:value-type="float" office:value="1.82524845283229">
            <text:p>1.83</text:p>
          </table:table-cell>
          <table:table-cell table:style-name="ce5" table:formula="of:=+[.G13]*8/[.$B32]" office:value-type="float" office:value="1.66058834188225">
            <text:p>1.66</text:p>
          </table:table-cell>
          <table:table-cell table:style-name="ce5" table:formula="of:=+[.H13]*8/[.$B32]" office:value-type="float" office:value="1.57814869536128">
            <text:p>1.58</text:p>
          </table:table-cell>
          <table:table-cell office:value-type="string">
            <text:p>--</text:p>
          </table:table-cell>
        </table:table-row>
        <table:table-row table:style-name="ro1">
          <table:table-cell office:value-type="string">
            <text:p>linux-2.1.132.tar</text:p>
          </table:table-cell>
          <table:table-cell office:value-type="float" office:value="54702080">
            <text:p>54702080</text:p>
          </table:table-cell>
          <table:table-cell table:style-name="ce5" table:formula="of:=+[.C14]*8/[.$B33]" office:value-type="float" office:value="3.88721540387495">
            <text:p>3.89</text:p>
          </table:table-cell>
          <table:table-cell table:style-name="ce5" table:formula="of:=+[.D14]*8/[.$B33]" office:value-type="float" office:value="2.92342755522276">
            <text:p>2.92</text:p>
          </table:table-cell>
          <table:table-cell table:style-name="ce5" table:formula="of:=+[.E14]*8/[.$B33]" office:value-type="float" office:value="2.20807018672782">
            <text:p>2.21</text:p>
          </table:table-cell>
          <table:table-cell table:formula="of:=+[.F14]*8/[.$B33]" office:value-type="float" office:value="1.83219080517596">
            <text:p>1.83</text:p>
          </table:table-cell>
          <table:table-cell table:style-name="ce5" table:formula="of:=+[.G14]*8/[.$B33]" office:value-type="float" office:value="1.64072956640771">
            <text:p>1.64</text:p>
          </table:table-cell>
          <table:table-cell table:number-columns-repeated="2" office:value-type="string">
            <text:p>--</text:p>
          </table:table-cell>
        </table:table-row>
        <table:table-row table:style-name="ro1">
          <table:table-cell office:value-type="string">
            <text:p>linux-2.2.26.tar</text:p>
          </table:table-cell>
          <table:table-cell office:value-type="float" office:value="85882880">
            <text:p>85882880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formula="of:=+[.F15]*8/[.$B34]" office:value-type="float" office:value="1.84758946136879">
            <text:p>1.85</text:p>
          </table:table-cell>
          <table:table-cell table:style-name="ce5" table:formula="of:=+[.G15]*8/[.$B34]" office:value-type="float" office:value="1.64627045576487">
            <text:p>1.65</text:p>
          </table:table-cell>
          <table:table-cell table:number-columns-repeated="2" office:value-type="string">
            <text:p>--</text:p>
          </table:table-cell>
        </table:table-row>
        <table:table-row table:style-name="ro1">
          <table:table-cell office:value-type="string">
            <text:p>linux-2.4.37.tar</text:p>
          </table:table-cell>
          <table:table-cell office:value-type="float" office:value="175319040">
            <text:p>175319040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formula="of:=+[.F16]*8/[.$B35]" office:value-type="float" office:value="1.86889570009053">
            <text:p>1.87</text:p>
          </table:table-cell>
          <table:table-cell table:style-name="ce7" office:value-type="string">
            <text:p>--</text:p>
          </table:table-cell>
          <table:table-cell table:number-columns-repeated="2" office:value-type="string">
            <text:p>--</text:p>
          </table:table-cell>
        </table:table-row>
        <table:table-row table:style-name="ro1">
          <table:table-cell office:value-type="string">
            <text:p>linux-2.6.34.tar</text:p>
          </table:table-cell>
          <table:table-cell office:value-type="float" office:value="404766720">
            <text:p>404766720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formula="of:=+[.F17]*8/[.$B36]" office:value-type="float" office:value="1.88581954563853">
            <text:p>1.89</text:p>
          </table:table-cell>
          <table:table-cell table:style-name="ce7" office:value-type="string">
            <text:p>--</text:p>
          </table:table-cell>
          <table:table-cell table:number-columns-repeated="2" office:value-type="string">
            <text:p>--</text:p>
          </table:table-cell>
        </table:table-row>
        <table:table-row table:style-name="ro1" table:number-rows-repeated="4">
          <table:table-cell table:style-name="Default" table:number-columns-repeated="2"/>
          <table:table-cell table:number-columns-repeated="3"/>
          <table:table-cell table:style-name="ce6"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>
            <text:p>Tiempo empleado</text:p>
          </table:table-cell>
          <table:table-cell/>
          <table:table-cell table:style-name="ce6"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1" office:value-type="string">
            <text:p>Archivo</text:p>
          </table:table-cell>
          <table:table-cell table:style-name="ce1" office:value-type="string">
            <text:p>Tamaño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  <table:table-cell office:value-type="string">
            <text:p>Orden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</table:table-row>
        <table:table-row table:style-name="ro1">
          <table:table-cell table:style-name="ce2"/>
          <table:table-cell table:style-name="ce2" office:value-type="string">
            <text:p>original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</table:table-row>
        <table:table-row table:style-name="ro1">
          <table:table-cell office:value-type="string">
            <text:p>run.sh</text:p>
          </table:table-cell>
          <table:table-cell office:value-type="float" office:value="678">
            <text:p>678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number-columns-repeated="2" office:value-type="string">
            <text:p>&lt;1 seg</text:p>
          </table:table-cell>
        </table:table-row>
        <table:table-row table:style-name="ro1">
          <table:table-cell office:value-type="string">
            <text:p>ArithmeticCompressor.cpp</text:p>
          </table:table-cell>
          <table:table-cell office:value-type="float" office:value="2654">
            <text:p>2654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number-columns-repeated="2" office:value-type="string">
            <text:p>&lt;1 seg</text:p>
          </table:table-cell>
        </table:table-row>
        <table:table-row table:style-name="ro1">
          <table:table-cell office:value-type="string">
            <text:p>PPMCUncompressor.cpp</text:p>
          </table:table-cell>
          <table:table-cell office:value-type="float" office:value="6765">
            <text:p>6765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number-columns-repeated="2" office:value-type="string">
            <text:p>&lt;1 seg</text:p>
          </table:table-cell>
        </table:table-row>
        <table:table-row table:style-name="ro1">
          <table:table-cell office:value-type="string">
            <text:p>dist.male.first</text:p>
          </table:table-cell>
          <table:table-cell office:value-type="float" office:value="42665">
            <text:p>42665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number-columns-repeated="2" office:value-type="string">
            <text:p>&lt;1 seg</text:p>
          </table:table-cell>
        </table:table-row>
        <table:table-row table:style-name="ro1">
          <table:table-cell office:value-type="string">
            <text:p>dist.female.first</text:p>
          </table:table-cell>
          <table:table-cell office:value-type="float" office:value="149625">
            <text:p>149625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style-name="ce7" office:value-type="string">
            <text:p>&lt;1 seg</text:p>
          </table:table-cell>
          <table:table-cell table:number-columns-repeated="2" office:value-type="string">
            <text:p>&lt;1 seg</text:p>
          </table:table-cell>
        </table:table-row>
        <table:table-row table:style-name="ro1">
          <table:table-cell office:value-type="string">
            <text:p>dist.all.last</text:p>
          </table:table-cell>
          <table:table-cell office:value-type="float" office:value="3107965">
            <text:p>3107965</text:p>
          </table:table-cell>
          <table:table-cell table:style-name="ce5" office:value-type="float" office:value="9.55">
            <text:p>9.55</text:p>
          </table:table-cell>
          <table:table-cell table:style-name="ce5" office:value-type="float" office:value="9.08">
            <text:p>9.08</text:p>
          </table:table-cell>
          <table:table-cell table:style-name="ce5" office:value-type="float" office:value="8.77">
            <text:p>8.77</text:p>
          </table:table-cell>
          <table:table-cell office:value-type="float" office:value="9.34">
            <text:p>9.34</text:p>
          </table:table-cell>
          <table:table-cell table:style-name="ce5" office:value-type="float" office:value="11.88">
            <text:p>11.88</text:p>
          </table:table-cell>
          <table:table-cell table:style-name="ce5" office:value-type="float" office:value="15.48">
            <text:p>15.48</text:p>
          </table:table-cell>
          <table:table-cell table:style-name="ce5" office:value-type="float" office:value="19.71">
            <text:p>19.71</text:p>
          </table:table-cell>
        </table:table-row>
        <table:table-row table:style-name="ro1">
          <table:table-cell office:value-type="string">
            <text:p>linux-1.0.tar</text:p>
          </table:table-cell>
          <table:table-cell office:value-type="float" office:value="5171200">
            <text:p>5171200</text:p>
          </table:table-cell>
          <table:table-cell table:style-name="ce5" office:value-type="float" office:value="69.16">
            <text:p>69.16</text:p>
          </table:table-cell>
          <table:table-cell table:style-name="ce5" office:value-type="float" office:value="40.86">
            <text:p>40.86</text:p>
          </table:table-cell>
          <table:table-cell table:style-name="ce5" office:value-type="float" office:value="28.7">
            <text:p>28.70</text:p>
          </table:table-cell>
          <table:table-cell office:value-type="float" office:value="25.51">
            <text:p>25.51</text:p>
          </table:table-cell>
          <table:table-cell table:style-name="ce5" office:value-type="float" office:value="26.98">
            <text:p>26.98</text:p>
          </table:table-cell>
          <table:table-cell table:style-name="ce5" office:value-type="float" office:value="29.96">
            <text:p>29.96</text:p>
          </table:table-cell>
          <table:table-cell table:style-name="ce5" office:value-type="float" office:value="35.12">
            <text:p>35.12</text:p>
          </table:table-cell>
        </table:table-row>
        <table:table-row table:style-name="ro1">
          <table:table-cell office:value-type="string">
            <text:p>linux-1.3.100.tar</text:p>
          </table:table-cell>
          <table:table-cell office:value-type="float" office:value="22958080">
            <text:p>22958080</text:p>
          </table:table-cell>
          <table:table-cell table:style-name="ce5" office:value-type="float" office:value="378.83">
            <text:p>378.83</text:p>
          </table:table-cell>
          <table:table-cell table:style-name="ce5" office:value-type="float" office:value="249.99">
            <text:p>249.99</text:p>
          </table:table-cell>
          <table:table-cell table:style-name="ce5" office:value-type="float" office:value="164.64">
            <text:p>164.64</text:p>
          </table:table-cell>
          <table:table-cell table:style-name="ce10" office:value-type="float" office:value="139.58">
            <text:p>139.58</text:p>
          </table:table-cell>
          <table:table-cell table:style-name="ce10" office:value-type="float" office:value="136.11">
            <text:p>136.11</text:p>
          </table:table-cell>
          <table:table-cell table:style-name="ce10" office:value-type="float" office:value="144.59">
            <text:p>144.59</text:p>
          </table:table-cell>
          <table:table-cell office:value-type="string">
            <text:p>--</text:p>
          </table:table-cell>
        </table:table-row>
        <table:table-row table:style-name="ro1">
          <table:table-cell office:value-type="string">
            <text:p>linux-2.1.132.tar</text:p>
          </table:table-cell>
          <table:table-cell office:value-type="float" office:value="54702080">
            <text:p>54702080</text:p>
          </table:table-cell>
          <table:table-cell table:style-name="ce5" office:value-type="float" office:value="969.47">
            <text:p>969.47</text:p>
          </table:table-cell>
          <table:table-cell table:style-name="ce5" office:value-type="float" office:value="691.42">
            <text:p>691.42</text:p>
          </table:table-cell>
          <table:table-cell table:style-name="ce5" office:value-type="float" office:value="450.24">
            <text:p>450.24</text:p>
          </table:table-cell>
          <table:table-cell office:value-type="float" office:value="372.06">
            <text:p>372.06</text:p>
          </table:table-cell>
          <table:table-cell table:style-name="ce5" office:value-type="float" office:value="347.94">
            <text:p>347.94</text:p>
          </table:table-cell>
          <table:table-cell table:number-columns-repeated="2" office:value-type="string">
            <text:p>--</text:p>
          </table:table-cell>
        </table:table-row>
        <table:table-row table:style-name="ro1">
          <table:table-cell office:value-type="string">
            <text:p>linux-2.2.26.tar</text:p>
          </table:table-cell>
          <table:table-cell office:value-type="float" office:value="85882880">
            <text:p>85882880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office:value-type="float" office:value="654.04">
            <text:p>654.04</text:p>
          </table:table-cell>
          <table:table-cell table:style-name="ce5" office:value-type="float" office:value="601.44">
            <text:p>601.44</text:p>
          </table:table-cell>
          <table:table-cell table:number-columns-repeated="2" office:value-type="string">
            <text:p>--</text:p>
          </table:table-cell>
        </table:table-row>
        <table:table-row table:style-name="ro1">
          <table:table-cell office:value-type="string">
            <text:p>linux-2.4.37.tar</text:p>
          </table:table-cell>
          <table:table-cell office:value-type="float" office:value="175319040">
            <text:p>175319040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office:value-type="float" office:value="1505.01">
            <text:p>1505.01</text:p>
          </table:table-cell>
          <table:table-cell table:style-name="ce7" office:value-type="string">
            <text:p>--</text:p>
          </table:table-cell>
          <table:table-cell table:number-columns-repeated="2" office:value-type="string">
            <text:p>--</text:p>
          </table:table-cell>
        </table:table-row>
        <table:table-row table:style-name="ro1">
          <table:table-cell office:value-type="string">
            <text:p>linux-2.6.34.tar</text:p>
          </table:table-cell>
          <table:table-cell office:value-type="float" office:value="404766720">
            <text:p>404766720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--</text:p>
          </table:table-cell>
          <table:table-cell table:style-name="ce10" office:value-type="float" office:value="3935.45">
            <text:p>3935.45</text:p>
          </table:table-cell>
          <table:table-cell table:style-name="ce7" office:value-type="string">
            <text:p>--</text:p>
          </table:table-cell>
          <table:table-cell table:number-columns-repeated="2" office:value-type="string">
            <text:p>--</text:p>
          </table:table-cell>
        </table:table-row>
        <table:table-row table:style-name="ro1">
          <table:table-cell table:style-name="ce8"/>
          <table:table-cell table:style-name="Default"/>
          <table:table-cell table:number-columns-repeated="3"/>
          <table:table-cell table:style-name="Default" table:number-columns-repeated="4"/>
        </table:table-row>
      </table:table>
      <table:table table:name="Mixtos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number-columns-repeated="2" table:default-cell-style-name="ce3"/>
        <table:table-row table:style-name="ro1">
          <table:table-cell table:number-columns-repeated="3"/>
          <table:table-cell office:value-type="string">
            <text:p>Tamaño resultante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Default" table:number-columns-repeated="2"/>
        </table:table-row>
        <table:table-row table:style-name="ro1">
          <table:table-cell table:style-name="ce1" office:value-type="string">
            <text:p>Archivo</text:p>
          </table:table-cell>
          <table:table-cell table:style-name="ce1" office:value-type="string">
            <text:p>Tamaño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  <table:table-cell table:number-columns-repeated="2" office:value-type="string">
            <text:p>Orden</text:p>
          </table:table-cell>
        </table:table-row>
        <table:table-row table:style-name="ro1">
          <table:table-cell table:style-name="ce2"/>
          <table:table-cell table:style-name="ce2" office:value-type="string">
            <text:p>original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3" office:value-type="string">
            <text:p>light.tar</text:p>
          </table:table-cell>
          <table:table-cell table:style-name="ce3" office:value-type="float" office:value="92160">
            <text:p>92160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office:value-type="float" office:value="36422">
            <text:p>36422</text:p>
          </table:table-cell>
          <table:table-cell office:value-type="float" office:value="36091">
            <text:p>36091</text:p>
          </table:table-cell>
        </table:table-row>
        <table:table-row table:style-name="ro1">
          <table:table-cell table:style-name="ce3" office:value-type="string">
            <text:p>medium.tar</text:p>
          </table:table-cell>
          <table:table-cell table:style-name="ce3" office:value-type="float" office:value="6676480">
            <text:p>6676480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office:value-type="float" office:value="2537201">
            <text:p>2537201</text:p>
          </table:table-cell>
          <table:table-cell office:value-type="float" office:value="2455437">
            <text:p>2455437</text:p>
          </table:table-cell>
        </table:table-row>
        <table:table-row table:style-name="ro1">
          <table:table-cell table:style-name="ce3" office:value-type="string">
            <text:p>heavy.tar</text:p>
          </table:table-cell>
          <table:table-cell table:style-name="ce3" office:value-type="float" office:value="35635200">
            <text:p>35635200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</table:table-row>
        <table:table-row table:style-name="ro1">
          <table:table-cell table:style-name="ce3" table:number-columns-repeated="5"/>
          <table:table-cell table:style-name="ce4" table:number-columns-repeated="2"/>
        </table:table-row>
        <table:table-row table:style-name="ro1">
          <table:table-cell table:number-columns-repeated="5"/>
          <table:table-cell table:style-name="ce6" table:number-columns-repeated="2"/>
        </table:table-row>
        <table:table-row table:style-name="ro1">
          <table:table-cell table:number-columns-repeated="3"/>
          <table:table-cell office:value-type="string">
            <text:p>Bits x Byte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Default" table:number-columns-repeated="2"/>
        </table:table-row>
        <table:table-row table:style-name="ro1">
          <table:table-cell table:style-name="ce1" office:value-type="string">
            <text:p>Archivo</text:p>
          </table:table-cell>
          <table:table-cell table:style-name="ce1" office:value-type="string">
            <text:p>Tamaño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  <table:table-cell table:number-columns-repeated="2" office:value-type="string">
            <text:p>Orden</text:p>
          </table:table-cell>
        </table:table-row>
        <table:table-row table:style-name="ro1">
          <table:table-cell table:style-name="ce2"/>
          <table:table-cell table:style-name="ce2" office:value-type="string">
            <text:p>original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3" office:value-type="string">
            <text:p>light.tar</text:p>
          </table:table-cell>
          <table:table-cell table:style-name="ce3" office:value-type="float" office:value="92160">
            <text:p>92160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5" table:formula="of:=+[.F5]*8/[.$B14]" office:value-type="float" office:value="3.16163194444444">
            <text:p>3.16</text:p>
          </table:table-cell>
          <table:table-cell table:style-name="ce5" table:formula="of:=+[.G5]*8/[.$B14]" office:value-type="float" office:value="3.13289930555556">
            <text:p>3.13</text:p>
          </table:table-cell>
        </table:table-row>
        <table:table-row table:style-name="ro1">
          <table:table-cell table:style-name="ce3" office:value-type="string">
            <text:p>medium.tar</text:p>
          </table:table-cell>
          <table:table-cell table:style-name="ce3" office:value-type="float" office:value="6676480">
            <text:p>6676480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5" table:formula="of:=+[.F6]*8/[.$B15]" office:value-type="float" office:value="3.04016607553681">
            <text:p>3.04</text:p>
          </table:table-cell>
          <table:table-cell table:style-name="ce5" table:formula="of:=+[.G6]*8/[.$B15]" office:value-type="float" office:value="2.94219349118098">
            <text:p>2.94</text:p>
          </table:table-cell>
        </table:table-row>
        <table:table-row table:style-name="ro1">
          <table:table-cell table:style-name="ce3" office:value-type="string">
            <text:p>heavy.tar</text:p>
          </table:table-cell>
          <table:table-cell table:style-name="ce3" office:value-type="float" office:value="35635200">
            <text:p>35635200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</table:table-row>
        <table:table-row table:style-name="ro1">
          <table:table-cell table:style-name="ce3" table:number-columns-repeated="2"/>
          <table:table-cell table:style-name="ce5" table:number-columns-repeated="5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ce6" table:number-columns-repeated="2"/>
        </table:table-row>
        <table:table-row table:style-name="ro1">
          <table:table-cell table:number-columns-repeated="3"/>
          <table:table-cell office:value-type="string">
            <text:p>Tiempo empleado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5"/>
          <table:table-cell table:style-name="Default" table:number-columns-repeated="2"/>
        </table:table-row>
        <table:table-row table:style-name="ro1">
          <table:table-cell table:style-name="ce1" office:value-type="string">
            <text:p>Archivo</text:p>
          </table:table-cell>
          <table:table-cell table:style-name="ce1" office:value-type="string">
            <text:p>Tamaño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Orden</text:p>
          </table:table-cell>
          <table:table-cell table:number-columns-repeated="2" office:value-type="string">
            <text:p>Orden</text:p>
          </table:table-cell>
        </table:table-row>
        <table:table-row table:style-name="ro1">
          <table:table-cell table:style-name="ce2"/>
          <table:table-cell table:style-name="ce2" office:value-type="string">
            <text:p>original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3" office:value-type="string">
            <text:p>light.tar</text:p>
          </table:table-cell>
          <table:table-cell table:style-name="ce3" office:value-type="float" office:value="92160">
            <text:p>92160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5" office:value-type="float" office:value="2.15">
            <text:p>2.15</text:p>
          </table:table-cell>
          <table:table-cell table:style-name="ce5" office:value-type="float" office:value="2.15">
            <text:p>2.15</text:p>
          </table:table-cell>
        </table:table-row>
        <table:table-row table:style-name="ro1">
          <table:table-cell table:style-name="ce3" office:value-type="string">
            <text:p>medium.tar</text:p>
          </table:table-cell>
          <table:table-cell table:style-name="ce3" office:value-type="float" office:value="6676480">
            <text:p>6676480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5" office:value-type="float" office:value="136.95">
            <text:p>136.95</text:p>
          </table:table-cell>
          <table:table-cell table:style-name="ce5" office:value-type="float" office:value="144.85">
            <text:p>144.85</text:p>
          </table:table-cell>
        </table:table-row>
        <table:table-row table:style-name="ro1">
          <table:table-cell table:style-name="ce3" office:value-type="string">
            <text:p>heavy.tar</text:p>
          </table:table-cell>
          <table:table-cell table:style-name="ce3" office:value-type="float" office:value="35635200">
            <text:p>35635200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--</text:p>
          </table:table-cell>
        </table:table-row>
        <table:table-row table:style-name="ro1">
          <table:table-cell table:style-name="ce3" table:number-columns-repeated="2"/>
          <table:table-cell table:style-name="ce5" table:number-columns-repeated="3"/>
          <table:table-cell table:style-name="ce7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0">20/06/2011</text:date>, <text:time>13:0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19T14:37:23</meta:creation-date>
    <dc:date>2011-06-20T10:54:25</dc:date>
    <meta:editing-duration>PT20H15M16S</meta:editing-duration>
    <meta:editing-cycles>17</meta:editing-cycles>
    <meta:generator>OpenOffice.org/3.1$Unix OpenOffice.org_project/310m21$Build-9319</meta:generator>
    <meta:document-statistic meta:table-count="3" meta:cell-count="651" meta:object-count="0"/>
  </office:meta>
</office:document-meta>
</file>